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85cm" fo:margin-right="0cm" fo:text-indent="0cm" style:auto-text-indent="false"/>
    </style:style>
    <style:style style:name="P2" style:family="paragraph" style:parent-style-name="Standard">
      <style:paragraph-properties fo:margin-left="0.485cm" fo:margin-right="0cm" fo:line-height="200%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3" style:family="paragraph" style:parent-style-name="Standard">
      <style:paragraph-properties fo:margin-left="0.485cm" fo:margin-right="0.485cm" fo:line-height="150%" fo:text-align="justify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4" style:family="paragraph" style:parent-style-name="Standard">
      <style:paragraph-properties fo:margin-left="0.485cm" fo:margin-right="0.485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 style:list-style-name="L1">
      <style:paragraph-properties fo:margin-left="0.485cm" fo:margin-right="0.485cm" fo:line-height="150%" fo:text-align="justify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" style:family="paragraph" style:parent-style-name="Standard" style:list-style-name="L1">
      <style:paragraph-properties fo:margin-left="0.485cm" fo:margin-right="0.485cm" fo:line-height="150%" fo:text-align="justify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7" style:family="paragraph" style:parent-style-name="Standard">
      <style:paragraph-properties fo:margin-left="0.485cm" fo:margin-right="0.485cm" fo:line-height="100%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 style:list-style-name="L1">
      <style:paragraph-properties fo:margin-left="0.51cm" fo:margin-right="0cm" fo:line-height="150%" fo:text-align="justify" style:justify-single-word="false" fo:text-indent="-0.025cm" style:auto-text-indent="false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P15" style:family="paragraph">
      <style:paragraph-properties fo:margin-left="0.499cm" fo:margin-right="0cm" fo:line-height="150%" fo:text-align="center" fo:text-indent="0cm"/>
    </style:style>
    <style:style style:name="P16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per 58%" fo:language="ru" fo:country="RU" fo:font-style="italic" style:font-style-asian="italic" style:font-style-complex="italic"/>
    </style:style>
    <style:style style:name="T6" style:family="text">
      <style:text-properties style:text-position="sub 58%" fo:font-style="italic" style:font-style-asian="italic" style:font-style-complex="italic"/>
    </style:style>
    <style:style style:name="T7" style:family="text">
      <style:text-properties style:text-position="sub 58%" fo:language="ru" fo:country="RU" fo:font-style="italic" style:font-style-asian="italic" style:font-style-complex="italic"/>
    </style:style>
    <style:style style:name="T8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9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0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1" style:family="text">
      <style:text-properties style:use-window-font-color="true" style:font-name="ISOCPEUR" fo:font-size="14pt" fo:language="ru" fo:country="RU" fo:font-style="italic" fo:font-weight="normal" style:font-name-asian="Arial" style:font-size-asian="14pt" style:font-style-asian="italic" style:font-weight-asian="normal" style:font-name-complex="Calibri" style:font-size-complex="10pt" style:language-complex="ar" style:country-complex="SA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9" svg:width="18.47cm" svg:height="28.618cm" svg:x="2cm" svg:y="0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0" svg:x1="3.009cm" svg:y1="27.647cm" svg:x2="3.011cm" svg:y2="29.134cm">
          <text:p/>
        </draw:line>
        <draw:line draw:style-name="gr2" draw:text-style-name="P10" svg:x1="2.009cm" svg:y1="27.634cm" svg:x2="20.448cm" svg:y2="27.634cm">
          <text:p/>
        </draw:line>
        <draw:line draw:style-name="gr2" draw:text-style-name="P10" svg:x1="4.016cm" svg:y1="27.647cm" svg:x2="4.018cm" svg:y2="29.134cm">
          <text:p/>
        </draw:line>
        <draw:line draw:style-name="gr2" draw:text-style-name="P10" svg:x1="6.539cm" svg:y1="27.647cm" svg:x2="6.541cm" svg:y2="29.134cm">
          <text:p/>
        </draw:line>
        <draw:line draw:style-name="gr2" draw:text-style-name="P10" svg:x1="8.054cm" svg:y1="27.661cm" svg:x2="8.056cm" svg:y2="29.134cm">
          <text:p/>
        </draw:line>
        <draw:line draw:style-name="gr2" draw:text-style-name="P10" svg:x1="9.063cm" svg:y1="27.647cm" svg:x2="9.065cm" svg:y2="29.12cm">
          <text:p/>
        </draw:line>
        <draw:line draw:style-name="gr2" draw:text-style-name="P10" svg:x1="19.458cm" svg:y1="27.647cm" svg:x2="19.462cm" svg:y2="29.134cm">
          <text:p/>
        </draw:line>
        <draw:line draw:style-name="gr3" draw:text-style-name="P10" svg:x1="2.009cm" svg:y1="28.135cm" svg:x2="9.046cm" svg:y2="28.137cm">
          <text:p/>
        </draw:line>
        <draw:line draw:style-name="gr2" draw:text-style-name="P10" svg:x1="2.009cm" svg:y1="28.642cm" svg:x2="9.046cm" svg:y2="28.642cm">
          <text:p/>
        </draw:line>
        <draw:line draw:style-name="gr3" draw:text-style-name="P10" svg:x1="19.47cm" svg:y1="28.142cm" svg:x2="20.458cm" svg:y2="28.142cm">
          <text:p/>
        </draw:line>
        <draw:frame draw:style-name="gr4" draw:text-style-name="P12" svg:width="0.923cm" svg:height="0.442cm" svg:x="2.049cm" svg:y="28.663cm">
          <draw:text-box>
            <text:p text:style-name="P11"><text:span text:style-name="T8">Изм.</text:span></text:p>
          </draw:text-box>
        </draw:frame>
        <draw:frame draw:style-name="gr4" draw:text-style-name="P12" svg:width="0.925cm" svg:height="0.442cm" svg:x="3.048cm" svg:y="28.663cm">
          <draw:text-box>
            <text:p text:style-name="P11"><text:span text:style-name="T8">Лист</text:span></text:p>
          </draw:text-box>
        </draw:frame>
        <draw:frame draw:style-name="gr4" draw:text-style-name="P12" svg:width="2.375cm" svg:height="0.442cm" svg:x="4.094cm" svg:y="28.663cm">
          <draw:text-box>
            <text:p text:style-name="P11"><text:span text:style-name="T8">№ </text:span><text:span text:style-name="T8">докум.</text:span></text:p>
          </draw:text-box>
        </draw:frame>
        <draw:frame draw:style-name="gr4" draw:text-style-name="P14" svg:width="1.415cm" svg:height="0.442cm" svg:x="6.6cm" svg:y="28.663cm">
          <draw:text-box>
            <text:p text:style-name="P13"><text:span text:style-name="T9">Подпись</text:span></text:p>
          </draw:text-box>
        </draw:frame>
        <draw:frame draw:style-name="gr4" draw:text-style-name="P12" svg:width="0.923cm" svg:height="0.442cm" svg:x="8.098cm" svg:y="28.663cm">
          <draw:text-box>
            <text:p text:style-name="P11"><text:span text:style-name="T8">Дата</text:span></text:p>
          </draw:text-box>
        </draw:frame>
        <draw:frame draw:style-name="gr4" draw:text-style-name="P12" svg:width="0.925cm" svg:height="0.442cm" svg:x="19.498cm" svg:y="27.686cm">
          <draw:text-box>
            <text:p text:style-name="P11"><text:span text:style-name="T8">Лист</text:span></text:p>
          </draw:text-box>
        </draw:frame>
        <draw:frame draw:style-name="gr4" draw:text-style-name="P12" svg:width="0.925cm" svg:height="0.604cm" svg:x="19.498cm" svg:y="28.34cm">
          <draw:text-box>
            <text:p text:style-name="P11"><text:span text:style-name="T10">3</text:span></text:p>
          </draw:text-box>
        </draw:frame>
        <draw:frame draw:style-name="gr4" draw:text-style-name="P16" svg:width="10.226cm" svg:height="0.683cm" svg:x="9.151cm" svg:y="28.037cm">
          <draw:text-box>
            <text:p text:style-name="P15"><text:span text:style-name="T11">КР-НГТУ-210200.62-(АВР 09-1)-08-12</text:span></text:p>
          </draw:text-box>
        </draw:frame>
      </draw:g>
      <draw:g text:anchor-type="page" text:anchor-page-number="2" draw:z-index="3" draw:style-name="gr1">
        <draw:custom-shape draw:style-name="gr2" draw:text-style-name="P9" svg:width="18.47cm" svg:height="28.618cm" svg:x="2cm" svg:y="0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0" svg:x1="3.009cm" svg:y1="27.647cm" svg:x2="3.011cm" svg:y2="29.134cm">
          <text:p/>
        </draw:line>
        <draw:line draw:style-name="gr2" draw:text-style-name="P10" svg:x1="2.009cm" svg:y1="27.634cm" svg:x2="20.448cm" svg:y2="27.634cm">
          <text:p/>
        </draw:line>
        <draw:line draw:style-name="gr2" draw:text-style-name="P10" svg:x1="4.016cm" svg:y1="27.647cm" svg:x2="4.018cm" svg:y2="29.134cm">
          <text:p/>
        </draw:line>
        <draw:line draw:style-name="gr2" draw:text-style-name="P10" svg:x1="6.539cm" svg:y1="27.647cm" svg:x2="6.541cm" svg:y2="29.134cm">
          <text:p/>
        </draw:line>
        <draw:line draw:style-name="gr2" draw:text-style-name="P10" svg:x1="8.054cm" svg:y1="27.661cm" svg:x2="8.056cm" svg:y2="29.134cm">
          <text:p/>
        </draw:line>
        <draw:line draw:style-name="gr2" draw:text-style-name="P10" svg:x1="9.063cm" svg:y1="27.647cm" svg:x2="9.065cm" svg:y2="29.12cm">
          <text:p/>
        </draw:line>
        <draw:line draw:style-name="gr2" draw:text-style-name="P10" svg:x1="19.458cm" svg:y1="27.647cm" svg:x2="19.462cm" svg:y2="29.134cm">
          <text:p/>
        </draw:line>
        <draw:line draw:style-name="gr3" draw:text-style-name="P10" svg:x1="2.009cm" svg:y1="28.135cm" svg:x2="9.046cm" svg:y2="28.137cm">
          <text:p/>
        </draw:line>
        <draw:line draw:style-name="gr2" draw:text-style-name="P10" svg:x1="2.009cm" svg:y1="28.642cm" svg:x2="9.046cm" svg:y2="28.642cm">
          <text:p/>
        </draw:line>
        <draw:line draw:style-name="gr3" draw:text-style-name="P10" svg:x1="19.47cm" svg:y1="28.142cm" svg:x2="20.458cm" svg:y2="28.142cm">
          <text:p/>
        </draw:line>
        <draw:frame draw:style-name="gr4" draw:text-style-name="P12" svg:width="0.923cm" svg:height="0.442cm" svg:x="2.049cm" svg:y="28.663cm">
          <draw:text-box>
            <text:p text:style-name="P11"><text:span text:style-name="T8">Изм.</text:span></text:p>
          </draw:text-box>
        </draw:frame>
        <draw:frame draw:style-name="gr4" draw:text-style-name="P12" svg:width="0.925cm" svg:height="0.442cm" svg:x="3.048cm" svg:y="28.663cm">
          <draw:text-box>
            <text:p text:style-name="P11"><text:span text:style-name="T8">Лист</text:span></text:p>
          </draw:text-box>
        </draw:frame>
        <draw:frame draw:style-name="gr4" draw:text-style-name="P12" svg:width="2.375cm" svg:height="0.442cm" svg:x="4.094cm" svg:y="28.663cm">
          <draw:text-box>
            <text:p text:style-name="P11"><text:span text:style-name="T8">№ </text:span><text:span text:style-name="T8">докум.</text:span></text:p>
          </draw:text-box>
        </draw:frame>
        <draw:frame draw:style-name="gr4" draw:text-style-name="P14" svg:width="1.415cm" svg:height="0.442cm" svg:x="6.6cm" svg:y="28.663cm">
          <draw:text-box>
            <text:p text:style-name="P13"><text:span text:style-name="T9">Подпись</text:span></text:p>
          </draw:text-box>
        </draw:frame>
        <draw:frame draw:style-name="gr4" draw:text-style-name="P12" svg:width="0.923cm" svg:height="0.442cm" svg:x="8.098cm" svg:y="28.663cm">
          <draw:text-box>
            <text:p text:style-name="P11"><text:span text:style-name="T8">Дата</text:span></text:p>
          </draw:text-box>
        </draw:frame>
        <draw:frame draw:style-name="gr4" draw:text-style-name="P12" svg:width="0.925cm" svg:height="0.442cm" svg:x="19.498cm" svg:y="27.686cm">
          <draw:text-box>
            <text:p text:style-name="P11"><text:span text:style-name="T8">Лист</text:span></text:p>
          </draw:text-box>
        </draw:frame>
        <draw:frame draw:style-name="gr4" draw:text-style-name="P12" svg:width="0.925cm" svg:height="0.604cm" svg:x="19.498cm" svg:y="28.34cm">
          <draw:text-box>
            <text:p text:style-name="P11"><text:span text:style-name="T10">4</text:span></text:p>
          </draw:text-box>
        </draw:frame>
        <draw:frame draw:style-name="gr4" draw:text-style-name="P16" svg:width="10.226cm" svg:height="0.683cm" svg:x="9.151cm" svg:y="28.037cm">
          <draw:text-box>
            <text:p text:style-name="P15"><text:span text:style-name="T11">КР-НГТУ-210200.62-(АВР 09-1)-08-12</text:span></text:p>
          </draw:text-box>
        </draw:frame>
      </draw:g>
      <text:p text:style-name="P1"/>
      <text:p text:style-name="P2">1 <text:span text:style-name="T1">Задание на курсовую работу.</text:span></text:p>
      <text:p text:style-name="P4"><text:tab/>Необходимо произвести расчет спектральных характеристик непериодического и периодического сигналов по коду задания 28еD9. Согласно задания форма сигнала имеет вид сложного прямоугольного импульса, который представлен на рис.1</text:p>
      <text:p text:style-name="P4"><draw:frame draw:style-name="fr1" draw:name="Объект1" text:anchor-type="paragraph" svg:x="2.637cm" svg:y="-0.277cm" svg:width="12.504cm" svg:height="11.023cm" draw:z-index="1"><draw:object xlink:href="../pic_1.odg" xlink:type="simple" xlink:show="embed" xlink:actuate="onLoad"/><draw:image xlink:href="./ObjectReplacements/Object 1" xlink:type="simple" xlink:show="embed" xlink:actuate="onLoad"/></draw:frame><text:tab/>Непериодический сигнал представлен в виде группы импульсов, структура которого приведена на рис.2</text:p>
      <text:p text:style-name="P4"><draw:frame draw:style-name="fr1" draw:name="Объект2" text:anchor-type="paragraph" svg:x="4.382cm" svg:y="0.538cm" svg:width="9.737cm" svg:height="7.915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3"><text:span text:style-name="T1"><text:tab/>Периодический сигнал представляет собой последовательность группы импульсов, повторяющихся с частотой </text:span><text:span text:style-name="T4">f</text:span><text:span text:style-name="T6">1</text:span><text:span text:style-name="T1">.</text:span></text:p>
      <text:p text:style-name="P4"><text:tab/>Исходя из задания требуется синтезировать фильтр низкой частоты Баттерворта для сигнала со следующими параметрами:</text:p>
      <text:list xml:id="list1424284461295509215" text:style-name="L1">
        <text:list-item>
          <text:p text:style-name="P6"><text:span text:style-name="T1">амплитуда импульса </text:span><text:span text:style-name="T4">A = </text:span><text:span text:style-name="T2">5 В</text:span><text:span text:style-name="T1">;</text:span></text:p>
        </text:list-item>
        <text:list-item>
          <text:p text:style-name="P6"><text:span text:style-name="T1">длительность импульса </text:span><text:span text:style-name="T4">t</text:span><text:span text:style-name="T7">и</text:span><text:span text:style-name="T4"> </text:span><text:span text:style-name="T2">= 0,0001 мс</text:span><text:span text:style-name="T3">;</text:span></text:p>
        </text:list-item>
        <text:list-item>
          <text:p text:style-name="P6"><text:span text:style-name="T3">частота периодического сигнала </text:span><text:span text:style-name="T2">f</text:span><text:span text:style-name="T7">1</text:span><text:span text:style-name="T2"> = 10</text:span><text:span text:style-name="T5">6</text:span><text:span text:style-name="T2"> Гц</text:span><text:span text:style-name="T3">;</text:span></text:p>
          <text:p text:style-name="P5">Фильтр должен соответствовать следующим параметрам:</text:p>
        </text:list-item>
        <text:list-item>
          <text:p text:style-name="P6"><text:span text:style-name="T3">неравномерность передачи в полосе пропускания </text:span><text:span text:style-name="T2">A</text:span><text:span text:style-name="T6">max</text:span><text:span text:style-name="T2"> = 2 дБ</text:span><text:span text:style-name="T3">;</text:span></text:p>
        </text:list-item>
        <text:list-item>
          <text:p text:style-name="P8"><text:span text:style-name="T3">минимальное затухание в полосе задержания </text:span><text:span text:style-name="T2">A</text:span><text:span text:style-name="T6">min</text:span><text:span text:style-name="T2"> = 40 дБ;</text:span></text:p>
        </text:list-item>
        <text:list-item>
          <text:p text:style-name="P8"><text:span text:style-name="T3">начальная частота минимального затухания</text:span><text:span text:style-name="T2"> f</text:span><text:span text:style-name="T7">3</text:span><text:span text:style-name="T2"> = 3f</text:span><text:span text:style-name="T7">1</text:span><text:span text:style-name="T2"> = 3*10</text:span><text:span text:style-name="T5">6</text:span><text:span text:style-name="T2"> Гц;</text:span></text:p>
        </text:list-item>
        <text:list-item>
          <text:p text:style-name="P8"><text:span text:style-name="T3">частота среза</text:span><text:span text:style-name="T2"> f</text:span><text:span text:style-name="T7">с</text:span><text:span text:style-name="T2"> = f</text:span><text:span text:style-name="T7">1</text:span><text:span text:style-name="T2"> = 10</text:span><text:span text:style-name="T5">6</text:span><text:span text:style-name="T2"> Гц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2T15:33:48.41</dc:date>
    <dc:creator>Ruslan Murtazin</dc:creator>
    <meta:editing-duration>PT1H11M28S</meta:editing-duration>
    <meta:editing-cycles>15</meta:editing-cycles>
    <meta:generator>OpenOffice.org/3.4.1$Win32 OpenOffice.org_project/341m1$Build-9593</meta:generator>
    <meta:document-statistic meta:table-count="0" meta:image-count="0" meta:object-count="2" meta:page-count="2" meta:paragraph-count="13" meta:word-count="136" meta:character-count="94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_20_concave" draw:marker-end-width="0.3cm" draw:fill="none" draw:textarea-vertical-align="middle"/>
    </style:style>
    <style:style style:name="gr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4cm" svg:y1="7cm" svg:x2="10.1cm" svg:y2="7cm">
          <text:p/>
        </draw:line>
        <draw:line draw:style-name="gr1" draw:text-style-name="P1" draw:layer="layout" svg:x1="2cm" svg:y1="7.6cm" svg:x2="2cm" svg:y2="1.3cm">
          <text:p/>
        </draw:line>
        <draw:line draw:style-name="gr2" draw:text-style-name="P1" draw:layer="layout" svg:x1="2cm" svg:y1="7cm" svg:x2="2cm" svg:y2="3cm">
          <text:p/>
        </draw:line>
        <draw:line draw:style-name="gr2" draw:text-style-name="P1" draw:layer="layout" svg:x1="1.8cm" svg:y1="3cm" svg:x2="2.2cm" svg:y2="3cm">
          <text:p/>
        </draw:line>
        <draw:line draw:style-name="gr2" draw:text-style-name="P1" draw:layer="layout" svg:x1="8cm" svg:y1="3cm" svg:x2="8cm" svg:y2="7cm">
          <text:p/>
        </draw:line>
        <draw:line draw:style-name="gr2" draw:text-style-name="P1" draw:layer="layout" svg:x1="7.8cm" svg:y1="3cm" svg:x2="8.2cm" svg:y2="3cm">
          <text:p/>
        </draw:line>
        <draw:line draw:style-name="gr3" draw:text-style-name="P1" draw:layer="layout" svg:x1="4cm" svg:y1="6.9cm" svg:x2="4cm" svg:y2="7.1cm">
          <text:p/>
        </draw:line>
        <draw:line draw:style-name="gr3" draw:text-style-name="P1" draw:layer="layout" svg:x1="6cm" svg:y1="6.9cm" svg:x2="6cm" svg:y2="7.1cm">
          <text:p/>
        </draw:line>
        <draw:frame draw:style-name="gr4" draw:text-style-name="P2" draw:layer="layout" svg:width="0.777cm" svg:height="0.802cm" svg:x="1.223cm" svg:y="7cm">
          <draw:text-box>
            <text:p><text:span text:style-name="T1">0</text:span></text:p>
          </draw:text-box>
        </draw:frame>
        <draw:frame draw:style-name="gr4" draw:text-style-name="P2" draw:layer="layout" svg:width="0.837cm" svg:height="0.802cm" svg:x="3.563cm" svg:y="6.998cm">
          <draw:text-box>
            <text:p><text:span text:style-name="T1">t</text:span><text:span text:style-name="T2">и</text:span></text:p>
          </draw:text-box>
        </draw:frame>
        <draw:frame draw:style-name="gr4" draw:text-style-name="P2" draw:layer="layout" svg:width="1.112cm" svg:height="0.802cm" svg:x="5.564cm" svg:y="6.998cm">
          <draw:text-box>
            <text:p><text:span text:style-name="T1">2t</text:span><text:span text:style-name="T2">и</text:span></text:p>
          </draw:text-box>
        </draw:frame>
        <draw:frame draw:style-name="gr4" draw:text-style-name="P2" draw:layer="layout" svg:width="1.112cm" svg:height="0.802cm" svg:x="7.564cm" svg:y="6.998cm">
          <draw:text-box>
            <text:p><text:span text:style-name="T1">3t</text:span><text:span text:style-name="T2">и</text:span></text:p>
          </draw:text-box>
        </draw:frame>
        <draw:frame draw:style-name="gr4" draw:text-style-name="P2" draw:layer="layout" svg:width="0.642cm" svg:height="0.802cm" svg:x="9.764cm" svg:y="6.998cm">
          <draw:text-box>
            <text:p><text:span text:style-name="T1">t</text:span></text:p>
          </draw:text-box>
        </draw:frame>
        <draw:frame draw:style-name="gr4" draw:text-style-name="P2" draw:layer="layout" svg:width="1.302cm" svg:height="0.802cm" svg:x="2cm" svg:y="1.298cm">
          <draw:text-box>
            <text:p><text:span text:style-name="T1">S(t)</text:span></text:p>
          </draw:text-box>
        </draw:frame>
        <draw:frame draw:style-name="gr4" draw:text-style-name="P2" draw:layer="layout" svg:width="1.717cm" svg:height="0.802cm" svg:x="4.883cm" svg:y="7.998cm">
          <draw:text-box>
            <text:p text:style-name="P2"><text:span text:style-name="T1">рис.2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